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ed8b" officeooo:paragraph-rsid="000fed8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fed8b" officeooo:paragraph-rsid="000fed8b"/>
    </style:style>
    <style:style style:name="P4" style:family="paragraph">
      <style:paragraph-properties fo:break-before="page"/>
      <style:text-properties officeooo:rsid="000fed8b" officeooo:paragraph-rsid="000fed8b"/>
    </style:style>
    <style:style style:name="T1" style:family="text">
      <style:text-properties officeooo:rsid="000fed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1</text:p>
      <text:p text:style-name="P3">Page 2</text:p>
      <text:p text:style-name="P3">Page 3</text:p>
      <text:p text:style-name="P3">Page 4</text:p>
      <text:p text:style-name="P3">Page 5</text:p>
      <text:p text:style-name="P2"><text:span text:style-name="T1">Page 6</text:span></text:p>
      <text:p text:style-name="P3">Page 7</text:p>
      <text:p text:style-name="P3">Page 8</text:p>
      <text:p text:style-name="P3">Page 9</text:p>
      <text:p text:style-name="P3">Page 10</text:p>
      <text:p text:style-name="P3">Page 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Reinhardt</meta:initial-creator>
    <meta:creation-date>2013-10-30T14:48:43.775153812</meta:creation-date>
    <meta:generator>LibreOffice/4.2.7.2$Linux_X86_64 LibreOffice_project/420m0$Build-2</meta:generator>
    <dc:date>2015-03-04T11:22:26.725314505</dc:date>
    <dc:creator>Manuel Reinhardt</dc:creator>
    <meta:document-statistic meta:table-count="0" meta:image-count="0" meta:object-count="0" meta:page-count="11" meta:paragraph-count="11" meta:word-count="22" meta:character-count="68" meta:non-whitespace-character-count="57"/>
  </office:meta>
</office:document-meta>
</file>